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imnah" svg:font-family="Dimnah"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FreeSans"/>
    </style:style>
    <style:style style:name="P2" style:family="paragraph" style:parent-style-name="Heading_20_1">
      <style:text-properties style:font-name="FreeSans"/>
    </style:style>
    <style:style style:name="T1" style:family="text">
      <style:text-properties style:font-name="Free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e Clézio - Ariane</text:h>
      <text:p text:style-name="P1"/>
      <text:p text:style-name="P1">Am Ufer des Flusses trocken, gibt es die Stadt der HLM. Das ist eine große Stadt selbst, mit Dutzenden von Gebäuden, großen Felsen aus Beton grau stehen auf den Plätzen Teer, in dem Hügelland Steinen, Straßen, Brücken, mit dem Bett Rollen Staub des Flusses, und das Werk Feuerbestattung lässt seinen Wolken schweben bitter und schwer über dem Tal. Hier ist man weit vom Meer, weit entfernt von der Stadt, weg von der Freiheit, weg von der Luft, auf Grund der Rauch der Krematorien Werk, und weg von den Menschen, weil es eine Stadt , die wie eine Stadt hängen. Kann, daß niemand in der Tat, in diesen großen grauen Gebäude an Tausenden von rechteckigen Fenstern, diese Person in Treppenhäusern, in diesen Aufzügen und Person wieder in die großen Parkplatz, wo werden die Autos ? Kann sein, dass die Fenster und die Türen sind walled, blind gemachten, und dass kann niemand mehr aus diesen Mauern, diesen Wohnungen, der Keller? Aber diejenigen, die kommen und gehen zwischen den großen grauen Mauern, Männer, Frauen, Kinder, Hunde manchmal sind sie nicht als Geister sas Schatten, unpfändbar, nicht gefunden werden, die Augen leer, verloren im Raum, ohne Hitze, und sie können nicht auftreten, sich niemals zu finden, als wenn sie keine echten Namen. <text:line-break/>Von Zeit zu Zeit ein Schatten, fuyante zwischen den weißen Wänden. Man sieht den Himmel manchmal, trotz des Nebels, trotz der dicken Wolke, über dem Kamin im Werk von Krematorien im Westen. Man sieht auch Flugzeuge, einen Moment entkamen die Wolken an, die hinter ihren Flügeln glitzernden langen Fäden Baumwolle. <text:line-break/>Aber es gibt keine Vögel hier keine Fliegen oder Heuschrecken. Pafois gibt es eine verlorene Marienkäfer auf den großen Parkplätzen Zement Sie geht auf den Boden, dann versucht sie zu entgehen, Steuer schwer in die Blumenkästen voller Risse Land, wo die Geranien verbrannt. <text:line-break/>Es gibt es auch Kinder, die manchmal. Haltestelle vor der Tür der Gebäude, sie warfen ihre Reisetaschen auf dem Boden, und sie spielen, sie schreien, sie kämpfen. Aber es dauert nicht lange. Sie kehren in die Hohlräume zwischen den Wänden, und man ls Stimme Fernsehgeräte, die brummen, die kichern, die chantonnent. Oder plötzlich, wenn <text:line-break/> die Nacht fällt, gibt es Lärm zerreißt Mopeds, und die Truppe <text:line-break/> fährt mit hoher Geschwindigkeit im Zickzack durch die Parkplätze, indem Sie <text:line-break/> im Kreis um die Strommasten. Zehn, zwanzig Motorräder kann, und alle Jungen tragen Masken piexiglas, Jacken von simlli-Leder schwarz, orange oder Kopfhörer Trikolore. Der Ton ihrer <text:line-break/> Maschinen sich auf die Wände von Zement, brüllt in den Gängen, <text:line-break/> in Kellern, ein paar Hunde bellen. <text:line-break/>Und sie haben sich gehen, <text:line-break/> mit einem Schlag, und man den Lärm der Motoren qi sinkt, die <text:line-break/><text:line-break/>sich unter anderen Wände, an der anderen unterirdischen Stollen. <text:line-break/><text:line-break/>Manchmal werden sie über das Werk von Krematorien nach oben <text:line-break/> des Tales der Ariane, oder Sie gehen die Kurven, die <text:line-break/> zum Friedhof, sie erhöhen die raidlllon der Lauvette. Es ist eine merkwürdige Geräusche <text:soft-page-break/>wie ein tropeau von Tieren, die schreit und <text:line-break/><text:line-break/>brüllt in der Nacht, ist roler Echos im Hintergrund ds Schluchten unklar. Es ist ein Ton, lässt die Angst, weil es von allen Seiten <text:line-break/> auf einmal, unverständlich, fast unheimlich. <text:line-break/><text:line-break/>Die Nacht, die kalte Luft brennt auf den Gebäuden und auf den Parkplätzen, <text:line-break/> wie Platten aus Stein. Der Himmel ist schwarz, ohne Sterne, ohne <text:line-break/> Mond, mit dem blendenden Licht der großen Stützen des Eisens, die ihre <text:line-break/> Platten auf Asphalt. Tag, Iumière des solell sich auf Laternenmast <text:line-break/> Farbe die Wände von Zement, Gefangene der Wolken schwer, und das Schweigen ist I'intérieur dieses Lichtes ist endlos. Es gibt Reflexe Es <text:line-break/> Schatten gibt. Es gibt Passagen Auto auf die Straße, die <text:line-break/> entlang des Flusses, und unten, auf 'Überführung. Die Motoren vibrieren und fahren immer, zwischen den Klippen, camiuns es Zementwerke <text:line-break/><text:line-break/>LKW Holz, ESSEC, Ziegel, LKW von Fleisch oder Milch. <text:line-break/> Die Autos werden in Supermärkten, oder wieder, blind <text:line-break/> wie wenn jemand wirklich nicht führte. <text:line-break/><text:line-break/><text:line-break/><text:line-break/>Heute Iundi Ostern, die große Stadt der HM encor <text:line-break/>e mehr leer, encure größer. Der Himmel ist grau, es gibt eine Kälte, die vet <text:line-break/> Atem am Fluss trocken aus dem Jahr zwischen den Wänden der Deiche, <text:line-break/> Kanten zwischen hohen Gebäuden. Das weiße Licht der <text:line-break/><text:line-break/>Wolken scheint die Fenster bis zum sechzehnten Stock, der sie <text:line-break/> Arten von Blitzen, die bewegen, die soes Reflexe. Es ist der Schatten <text:line-break/> Latten auf den großen Parkplätzen leer. <text:line-break/><text:line-break/>Männer sind dort pro Jahr, heute sind sie verschwunden. Es gibt nur <text:line-break/> Die Körper von Autos ruhige, parellles zu den großen Friedhöfen Autos, dort ein wenig oberhalb des Flusses. Es ist <text:line-break/> ein Tag für sie, einen Tag carcasscs aufgegeben, ohne Motoren, <text:line-break/> ohne Türen, ohne Straßen, Scheinwerfer Risse, Eis gebrochen, Motorhauben béants die Lücke, die zeigen, wo die schwarzen Zylinderköpfe wurden gerodet. <text:line-break/><text:line-break/>In den leeren Straßen, gibt es einige Kinder, die laufen nach einem <text:line-break/> Ball schwarz und weiß, gibt es einige Frauen, werden am <text:line-break/> Bordstein, und die reden. Manchmal gibt es die Musik. Sie aus einer <text:line-break/> Fenster weit offen, trotz der kalten Wind: Musik Ioude, den <text:line-break/> Akzente Schleppnetzfischerei mit einer seltsamen Stimme, die akute chevrote interministerieller <text:line-break/>trator, und die Hände der Menschen, die klatschen im Takt. <text:line-break/> Für diese Stimme, die singt? Das Schweigen darüber hinaus ist so groß, so lang! Die <text:soft-page-break/>Ruhe kommt Befestigungen dem Erdboden gleichgemacht, die Kurve geht in die <text:line-break/> Wolken, die Ruhe kommt der Straßen, des Flusses, trocken, und auf der anderen <text:line-break/> Seite, weg von der Autobahn auf die große plliers Riesen. Es ist ein <text:line-break/> Stille herb und Kälte, Stille criss Staub von Zement, dick <text:line-break/> als dunkler Rauch aus den Schornsteinen der Krematorien Werk. Es ist ein Schweigen über die Irritationen dcs Motoren. Auf den Hügeln, auf dem Friedhof, er lebt, dieses Schweigen, das sich bitter mit dem Geruch von Rauch und das Werk von Krematorien und Iourdement Es kommt auf die <text:line-break/> Talboden, auf den Parkplätzen der HLM, wird es bis zum Ende der Keller ohne Licht. <text:line-break/><text:line-break/>Hier geht Christine, entlang der hohen Gebäuden, ohne zu schauen, <text:line-break/> ohne zu stoppen. Sie ist groß und schlank, vor allem mit seinem samtenen schwarzen Jeans und Stiefel kurze Absätze sehr hoch. Desgleichen<text:line-break/> Jacke aus Kunststoff auf einem weißen Pullover gestreift rot und weiß. Seine blonden Haare sind hergestellt in Pferdeschwanz, und sie hat goldene Schleifen aus Metall, die schürzen die Lappen der Ohren. Der Wind fegt die Kälte <text:line-break/> Straße ohne Ende gekommen! a See, dort, e der anderen Seite es Hügel, die <text:line-break/> geht das Tal des Flusses wirft Staub. Es ist noch <text:line-break/> Wind Winter und Christine sich Gewächshaus in seiner Jacke aus Kunststoff, sie <text:line-break/> schließt der Kragen mit seiner rechten Hand, während sie seine Hand drückt <text:line-break/> links in die Gesäßtasche der Hose, auf seinem Gesäß. <text:line-break/><text:line-break/>Es gibt so viele Schweigen beabsichtigt Geräusche klingen auf seinen Fersen <text:line-break/> allen Labyrinth Parkplätze, auf allen Mauern der großen <text:line-break/> Gebäude und auch der Keller bis zum Boden. Mai das ist vielleicht der <text:line-break/> Kälte, die verhindert, dass etwas anderes zu hören. Seinen Fersen rütteln auf <text:line-break/> Zement des Bürgersteigs, indem sie ein Geräusch aus Metall, stark betont, die <text:line-break/> klingt sehr nach innen e seinem Körper, in seinem Kopf. <text:line-break/><text:line-break/>Während sie gehen, von Zeit zu Zeit will sie sich, <text:line-break/> in den Fenstern von Lieferwagen erlassen, oder in den Rückspiegel <text:line-break/> außerhalb der großen Lastwagen. Will sie sich mit ein wenig <text:line-break/> Angst, in ein wenig Neigung des Kopfes, der Augen Gefaltete. In den kleinen <text:line-break/> Spiegel konvex, als mitten in einem blauen Dunst sieht sie dann <text:line-break/><text:line-break/>seine Silhouette schwarz-weiß, die vorher als tanzend, lange <text:line-break/> Beine, lange Arme, Körper erweitert den Hüften, und lachenden Gesicht an der Spitze <text:line-break/> Splintlöcher umgeben von seinen goldenen Haar. Dann wächst das Gesicht, <text:line-break/> größer, bis sich ein wenig défurmer, lange Nase, schwarzen Augen entlassen <text:line-break/> wie ein Fisch, Farbe Kirsche, der Mund lächelt und zeigt <text:line-break/><text:line-break/>seine Zähne sehr weiß. Früher hätte Christine lachte jedes Mal, <text:line-break/> vor seinem Spiegelbild verzerrt. Aber jetzt Angst zu stark ist, und will sie wieder ihr wahres Gesicht, seinen realen Körper, aus dem Bild <text:line-break/> gotesque, wobei die Augen, wenn er über den Spiegel. <text:line-break/><text:line-break/><text:soft-page-break/>Sie weiß nicht, warum sie so sehr, sich zu sehen. Es ist innen von ihr, das Hand und ist fast schlecht, und wenn sie ging lange auf die Straße, ohne etwas anderes zu finden, dass ihr Spiegelbild grau <text:line-break/> in den Schaufenstern oder verzerrt sein Gesicht in den Rückspiegeln der Autos, sucht sie einen Spiegel, ein wahrer Spiegel, egal wo in einer <text:line-break/> Eingang eines Gebäudes, in der Toilette einer Bar, einem Aufenthaltsraum <text:line-break/> Friseurdienste. Sie geht zu ihm, sie wird, und sie schaut sich lange, begierig, still, fast ohne zu atmen, seine Augen, die in den Augen <text:line-break/> auf der anderen, bis zum Schwindel. <text:line-break/><text:line-break/>Man nicht die Sonne durch die Wolken grau, aber glaubt Christine <text:line-break/> Es ist spät. Die Nacht wird kommen jetzt nicht zu schnell, in <text:line-break/> aus entlang der Senke des Flusses mit dem Wind. Christine aber nicht <text:line-break/> will nicht nach Hause gehen. Bei ihr ist die Wohnung an den Wänden <text:line-break/>étoits Fleckige, mit der schwere Geruch in der Küche, der empört, mit dem <text:line-break/> Lärm des Fernsehgeräts, die Schreie der Nachbarn, mit den Tönen der <text:line-break/> Geschirr, Geräusche, die Resonanz auf der Treppe von Zement, <text:line-break/> Tür der Aufzug quietscht und hart, in der Etage Etage. Christine <text:line-break/> denkt an seinen Vater auch zu seinem Vater sitzt vor dem TV-Gerät, <text:line-break/> Backen schlecht rasiert, die Haare struppig, sie denkt an ihre jüngere Schwester, ihr blasses Gesicht, die Augen betroffen, in den Blick heimtückisch kleiner <text:line-break/> Mädchen von zehn Jahren. Sie denkt an sie so stark, dass sie und runzelt die saurcils <text:line-break/> sie murmelte einige Worte, ohne genau zu wissen, was eine Beleidigung kann oder seulemcnt, wie, "Va-t'en!". Sie denkt, <text:line-break/> auch seine Mutter, mit sun Gesicht müde, die Haare gefärbt, die <text:line-break/> Mitgliedstaaten und ihren Bauch schwer, so schwer sein Schweigen, als ob <text:line-break/> hatte viele Dinge, die sich angesammelt wurden als be - <text:line-break/><text:line-break/>Fett schlecht. <text:line-break/> Christine glaube nicht wirklich an alles, aber sie erhält, <text:line-break/> sehr schnell, Bilder, Gerüche, Klänge, die sich drängeln, mit so <text:line-break/> Kraft und Eile, daß es einen Moment lang die geheimnisvolle Landschaft <text:line-break/> große Parkplätze und die Wände der drei Cent Fenster identisch. Dann <text:line-break/> stoppt sie die Augen vor diesem Land zu viel Weiß, diese Schicht mit Salz, Schnee. <text:line-break/>Der Wind wird die Kälte. Vor ihr, am unteren Rand des riesigen Gebäudes, es <text:line-break/> gibt die Bar Mill. Dort Christine gerne gehen, um die Zeit, wenn es der Schule, bevor Sie sich dals der engen Wohnung, wo es der Vater, die Mutter still, und der Blick von der sich heimtückisch auf. Sie steigt die Stufen freundlich, drückt sie die Tür aus Glas, und sie glaubt freuen sie mag den Geruch, der Geruch <text:line-break/> Vanille, Kaffee, Zigarette. Heute gibt es in der Person</text:p>
      <text:p text:style-name="P1">Milk Bar. Jeder ging spazieren in der Stadt, am Meer oder mit dem Motorrad in die Berge. Es gibt nur der Chef des Milk Bar, ein großer Mann mit Brille, die hinter der Theke und liest die Zeitung. Es wird sich auf die Zeitung, und es liest jede Zeile mit soviel Aufmerksamkeit, dass nicht einmal bereit hält Christine wenn es, und sie sitzt am Fenster in einem Kunststoff. <text:line-break/><text:line-break/><text:soft-page-break/>Was kann eine solche Aufmerksamkeit? Christine gibt aber denke auch nicht, es ihm gleich. Sie mag dabei sitzen dort die beiden Ellenbogen auf dem Tisch aus Kunststoff, heraus zu schauen, durch die Glasscheibe. <text:line-break/><text:line-break/>Jetzt, in der Nacht ist dabei fallen. In der leeren Straße, unter dem grauen Himmel, im Schatten voraus langsam sich. Von Zeit zu Zeit gibt es jemand, der zu Fuß, und die schaut in das Innere des Milk Bar, dann zieht weiter. Christine möchte wissen, die Zeit, aber sie traut sich nicht, den Chef, der seine Zeitung zu lesen, Wort für Wort, als ob sie nicht verstanden, was er las. <text:line-break/><text:line-break/>Cathie und dann ist vor dem Milk Bar, und sie hat erkannt, Christine. Es hat großen Gesten, und sie ist in tromba im CAE, spricht so laut, dass der Chef sich selbst aufgewacht. Cathie wird größer und stärker als Christine, mit einem Gesicht voller Sommersprossen und lockiges schwarzes Haar. Sie ist auch älter, müssen sie sechzehn oder siebzehn Jahre alt, aber Christine haben erfolgreich zu sein gleichen Alters, wegen ihrer Kleidung, High Heels, und Schminke. Der Chef des Millc Bar stieg von Schemel und so kam es bei den Mädchen: <text:line-break/><text:line-break/>"Was nimmst du?" <text:line-break/>"Kaffee schwarz", sagt Cathie. <text:line-break/><text:line-break/>"Und eine Creme für mich", sagt Christine. <text:line-break/><text:line-break/>Der Chef hat regadées noch, bis sie sagen etwas anderes. Dann hat er mault: <text:line-break/><text:line-break/>"Gut, aber ich werde in zehn Minuten zu schließen." <text:line-break/>Cathie ist immer so: sie spricht zu viel, zu schnell durch zu führen, und das ein wenig betrunken Christine, vor allem, dass sie nicht gegessen seit heute Morgen, und ging den ganzen Tag draußen, es in den leeren, an den Plätzen, am Meer Und dann sagt Cathie schwer aus der ganzen Welt, ist eine echte Sprache Viper, und das auch, das macht den Kopf drehen, wie ein Karussell ui zu schnell. <text:line-break/>Glück, dass es nacht heraus, jetzt. Trotz seiner Warnung, der Chef des Milk Bar scheint keine Lust zu schließen sich an. Er liest immer san Zeitung, aber weniger Beachtung schenken, im Rahmen häufig den Kopf, um die Mädchen. Christine wirft einen Blick auf seiner Seite, und sie überrascht sein Blick auf sie glänzend gebunden. Sie errötet und sie dreht den Kopf kurz in Richtung Fenster. <text:line-break/>"Komm her!", Sagt sie plötzlich Cathie. "Es geht!" <text:line-break/>Und ohne zu warten, so zahlt der Kaffee-Creme auf den Tisch aus Kunststoff, und sie so. Cathie die sich am unteren Ende der Treppe. <text:line-break/><text:line-break/>"Was hast du? Willst du wieder? " <text:line-break/>"Nein, nichts", sagt Christine. Jetzt, wo sie draußen ist, sie sich bewusst, dass wir unser Denken wieder in die Wohnung an die Wand verschmutzt, Fernsehen spricht allein Anschlag auf das Gesicht seines Vaters, des Körpers müde von seiner Mutter, den neben ihrer Schwester. <text:line-break/>"Gut, gehen Sie, hallo, ich werde mich wieder", sagt Cathie. Er hat die Luft, sich plötzlich. <text:soft-page-break/>Christine möchte auch festhalten, sie ist eine Geste. <text:line-break/><text:line-break/>"Schau, was ist ..." <text:line-break/><text:line-break/>Aber sie weiß nicht, was zu sagen. Die Nacht ist kalt, der Wind weht. Cathie unter den Kragen seiner Jacke blau, und sie ist eine Geste der Hand, und es geht laufen. Christine schaut in das Gebäude vor, das Einschalten des Timers. Sie wartet einen Moment vor der Tür Erdgeschoss, dann öffnet sich die Tür, schließt sich. Cathie verschwand. <text:line-break/>Christine etwas nicht auf der Straße, bis zu der Ecke des Parkplatzes. Die Eintragung gegen die Wand, in einen Schatten. Kälte in der Nacht tut gruseln, duftend nach der Hitze des Milk Bar. Vor sich, der Himmel ist grau und rosa Hintergrundbeleuchtung auf der Seite der Stadt mit der Symbolleiste, die schwer wieder zurück über den Schornsteinen der Krematorien Werk. Es gibt keinen Lärm, dh, kein Lärm bedeutet. Nur das dumpfe Grollen von Autos und Lastwagen, dort über die Brücke der Autobahn, und die Töne der Männer und Kinder in den Wohnungen, oder die Stimmen nasillardes Positionen Fernsehen.</text:p>
      <text:p text:style-name="P1">Sie will nicht wieder bei seinen Eltern, noch nicht. Sie will dort bleiben, ruhig, den Rücken gegen die Wand gedrückt Kälte der Nacht zu sehen, der Himmel grau und Welle, die großen weißen Wänden, wo Hunderte von Fenstern beleuchtet. Und ruhige Auto auf dem Parkplatz unter den Flecken und Laternen, die Lastwagen auf der Straße festgenommen, die Lichter der Stadt leuchten wie die Sterne getragen. Sie will hören Geräusche verwirrt über das Leben in Wohnungen, hören alle auf einmal, und glauben, die Kälte der Nacht. Es bleibt wie es lange ruhig gegen die Wand, bis die Kälte Ankylose seine Beine, seine Arme, seine Schultern. Tropfen Feuchtigkeit leuchten auf, seine Jacke aus Kunststoff, auf die Stiefel. <text:line-break/><text:line-break/>Dann gehen sie wieder in den leeren Straßen, wobei die Fahrt Blöcke von Gebäuden. Sie weiß nicht, wo sie zu. Zuerst in das Gebäude der Schule, und sie durch die kleinen Kinder etwas abgelegen von der Strasse, und die Gassen geht, wo es die baufälligen Häuser in ihren Gärten geschält. Sie bellen Raketen gegen die Gitter, und es gibt schwarze Katzen, die laufen unter den Autos erlassen, vor ihr. <text:line-break/><text:line-break/>Wenn sie sich die Blöcke der Gebäude, gleich Riesen <text:line-break/>  stand in der Mitte von Grundstücken und Parkplätzen, sie glaubt wieder <text:line-break/>  Kaltlicht und feucht und Laternen, und das tut sie erschauern. <text:line-break/><text:line-break/>Dann ist der Lärm von Motorrädern kommt sehr schnell zu ihr. Sie will man zwischen den Gebäuden, ohne zu wissen, woher er kommt genau. Wohin gehen? Christine möchte sich zu verstecken, denn sie steht in der Mitte der Hauptstraße, und das Licht der Laternen beleuchtet die brutal. Beginnt zu laufen, in dem Gebäude am nächsten, und sie die Platte mit dem Rücken zur Wand in dem Augenblick, in dem die Gruppe der Motorradfahrer geht in voller Fahrt auf der Straße. Sie sind sechs oder sieben, maskiert mit ihren Helmen, gekleidet in schwarzem Vinyl mit Motorrad Trial voller Schlamm. Christine betrachtet biegen an der Kreuzung, sie hört die Geräusche der Motoren, die sich, die Anzeige erlischt. <text:line-break/>Plötzlich spürt sie die Angst. Sie weiß nicht genau, wovon sie hat Angst, aber das ist in ihr, wie ein Schauer, und auch um sie herum, in der Stille der großen leeren Straßen, <text:soft-page-break/>Gebäude Riesen zu den Hunderten, zu Tausenden von Fenstern, im Licht der Laternen, in den Wind, die Kälte geht entlang dem Tal mit dem Geruch von Rauch und bitter das Gerücht von der Autobahn entfernt. Es ist eine merkwürdige Angst, ungenau, die Treibhausgasemissionen der Schlucht von Christine und nass von Schweiß den Rücken und seine Handflächen, trotz der Kälte. <text:line-break/>Sie geht jetzt schnell, indem er versucht, denkt an nichts. Doch plötzlich, sie erinnert sich noch regar akut vom Chef des Milk Bar, und sein Herz beginnt zu schlagen schneller, als ob sie noch fühlte sie diesen Blick auf, in der Erspähen, in den Schatten. Vielleicht ist es hier, wirklich. Sie erinnert sich, dass er seinen Laden schließen, und er hat gesehen, dass sie nach Verlassen des Milk Bar, wo sie stand auf der Straße. <text:line-break/><text:line-break/>Und plötzlich wieder, die Motorradfahrer sind. Dieses Mal, sie hat sie nicht gehört, zu kommen, sie sind gleichzeitig mit dem Ton ihrer Motorräder. Vielleicht kamen zu kleine Geschwindigkeit, durch Drehen und Zickzack in den Parkplatz des Gebäudes, in hindurchzuschlüpfen zwischen Auto erlassen, die für Überraschungen sorgen. <text:line-break/>Viele, Christine steht auf dem Parkplatz unter der gelbes Licht der Lampe leuchtet auf, die ihre blonden Haare, seine Jacke aus Kunststoff und Stahl, während die Motorräder drehen langsam um sie herum. Motorradfahrer haben ihre Gesichter verdeckt durch das Visier der Kopfhörer, und keiner von ihnen scheint zu betrachten, sondern sie drehen sich um sie, indem sie kleine Impulse, die ihre Motorräder tressauter, Licht und Bewegung der Scheinwerfer und der Ampel. In dem Maße, dass sie sich drehen, sie schrumpfen ihres Kreises, und jetzt, wenn sie nahe, dass sie <text:line-break/><text:line-break/>kann den heißen Atem der Auspuffanlagen. Christine festgehalten vor Ort, das Herz schlug, die Beine alle schwach. Sie schaut, um sie zu den großen Gebäuden, aber dumm, wenn die Wände hoch, und es gibt so viele Fenster beleuchtet, und auf dem großen Parkplatz, es gibt so viele Autos erlassen, die Karosserien voller Reflexionen! Lärm langsam und tief Motorräder welche vibriert der Boden vibriert ganzen Körper, seinen Kopf emplit. Sie spürt seine Beine unter ihm zittern und eine Art von Schwindel und erobert sie. Dann plötzlich, mit einem Schrei, sie stürzt sich vor und beginnt zu laufen, so schnell sie kann, ihr Recht vor, über den Parkpla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imnah" svg:font-family="Dimnah"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6T12:24:17</meta:creation-date>
    <dc:date>2009-05-16T17:35:14</dc:date>
    <meta:editing-duration>PT05H10M57S</meta:editing-duration>
    <meta:editing-cycles>7</meta:editing-cycles>
    <meta:generator>OpenOffice.org/3.0$Unix OpenOffice.org_project/300m15$Build-9379</meta:generator>
    <meta:document-statistic meta:table-count="0" meta:image-count="0" meta:object-count="0" meta:page-count="7" meta:paragraph-count="4" meta:word-count="3171" meta:character-count="19377"/>
  </office:meta>
</office:document-meta>
</file>